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saka" svg:font-family="Osak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7.1000003814697pt" style:font-size-asian="15pt" style:font-size-complex="17.1000003814697pt"/>
    </style:style>
    <style:style style:name="P3" style:family="paragraph" style:parent-style-name="Standard">
      <style:paragraph-properties fo:text-align="center" style:justify-single-word="false"/>
      <style:text-properties fo:font-size="17.1000003814697pt" officeooo:paragraph-rsid="0013ad76" style:font-size-asian="15pt" style:font-size-complex="17.1000003814697pt"/>
    </style:style>
    <style:style style:name="P4" style:family="paragraph" style:parent-style-name="Standard">
      <style:paragraph-properties fo:text-align="center" style:justify-single-word="false"/>
      <style:text-properties fo:font-size="17.1000003814697pt" officeooo:rsid="0013ad76" officeooo:paragraph-rsid="0013ad76" style:font-size-asian="15pt" style:font-size-complex="17.1000003814697pt"/>
    </style:style>
    <style:style style:name="P5" style:family="paragraph" style:parent-style-name="Standard">
      <style:paragraph-properties fo:text-align="start" style:justify-single-word="false"/>
      <style:text-properties fo:font-size="17.1000003814697pt" officeooo:paragraph-rsid="0013ad76" style:font-size-asian="15pt" style:font-size-complex="17.1000003814697pt"/>
    </style:style>
    <style:style style:name="P6" style:family="paragraph" style:parent-style-name="Standard">
      <style:paragraph-properties fo:text-align="start" style:justify-single-word="false"/>
      <style:text-properties fo:font-size="17.1000003814697pt" officeooo:paragraph-rsid="0014462c" style:font-size-asian="15pt" style:font-size-complex="17.1000003814697pt"/>
    </style:style>
    <style:style style:name="P7" style:family="paragraph" style:parent-style-name="Standard">
      <style:paragraph-properties fo:text-align="start" style:justify-single-word="false"/>
      <style:text-properties fo:font-size="17.1000003814697pt" officeooo:paragraph-rsid="0019e66d" style:font-size-asian="15pt" style:font-size-complex="17.1000003814697pt"/>
    </style:style>
    <style:style style:name="P8" style:family="paragraph" style:parent-style-name="Standard" style:list-style-name="L2">
      <style:paragraph-properties fo:text-align="start" style:justify-single-word="false"/>
      <style:text-properties officeooo:paragraph-rsid="0013ad76"/>
    </style:style>
    <style:style style:name="P9" style:family="paragraph" style:parent-style-name="Standard" style:list-style-name="L10">
      <style:paragraph-properties fo:text-align="start" style:justify-single-word="false"/>
      <style:text-properties officeooo:paragraph-rsid="0019e66d"/>
    </style:style>
    <style:style style:name="P10" style:family="paragraph" style:parent-style-name="Standard">
      <style:paragraph-properties fo:text-align="start" style:justify-single-word="false"/>
      <style:text-properties fo:font-size="12pt" officeooo:paragraph-rsid="0013ad76" style:font-size-asian="10.5pt" style:font-size-complex="12pt"/>
    </style:style>
    <style:style style:name="P11" style:family="paragraph" style:parent-style-name="Standard" style:list-style-name="L5">
      <style:paragraph-properties fo:text-align="start" style:justify-single-word="false"/>
      <style:text-properties fo:font-size="12pt" officeooo:rsid="0014462c" officeooo:paragraph-rsid="0014462c" style:font-size-asian="10.5pt" style:font-size-complex="12pt"/>
    </style:style>
    <style:style style:name="P12" style:family="paragraph" style:parent-style-name="Standard" style:list-style-name="L6">
      <style:paragraph-properties fo:text-align="start" style:justify-single-word="false"/>
      <style:text-properties fo:font-size="12pt" officeooo:rsid="00152542" officeooo:paragraph-rsid="00152542" style:font-size-asian="10.5pt" style:font-size-complex="12pt"/>
    </style:style>
    <style:style style:name="P13" style:family="paragraph" style:parent-style-name="Standard" style:list-style-name="L6">
      <style:paragraph-properties fo:text-align="start" style:justify-single-word="false"/>
      <style:text-properties fo:font-size="12pt" officeooo:rsid="00152542" officeooo:paragraph-rsid="00184494" style:font-size-asian="10.5pt" style:font-size-complex="12pt"/>
    </style:style>
    <style:style style:name="P14" style:family="paragraph" style:parent-style-name="Standard" style:list-style-name="L6">
      <style:paragraph-properties fo:text-align="start" style:justify-single-word="false"/>
      <style:text-properties fo:font-size="12pt" officeooo:rsid="00184494" officeooo:paragraph-rsid="00184494" style:font-size-asian="10.5pt" style:font-size-complex="12pt"/>
    </style:style>
    <style:style style:name="P15" style:family="paragraph" style:parent-style-name="Standard" style:list-style-name="L6">
      <style:paragraph-properties fo:text-align="start" style:justify-single-word="false"/>
      <style:text-properties fo:font-size="12pt" officeooo:rsid="0019e66d" officeooo:paragraph-rsid="0019e66d" style:font-size-asian="10.5pt" style:font-size-complex="12pt"/>
    </style:style>
    <style:style style:name="P16" style:family="paragraph" style:parent-style-name="Standard" style:list-style-name="L12">
      <style:paragraph-properties fo:text-align="start" style:justify-single-word="false"/>
      <style:text-properties officeooo:rsid="001b092c" officeooo:paragraph-rsid="001b092c"/>
    </style:style>
    <style:style style:name="P17" style:family="paragraph" style:parent-style-name="Standard" style:list-style-name="L11">
      <style:paragraph-properties fo:text-align="start" style:justify-single-word="false"/>
      <style:text-properties officeooo:rsid="001b092c" officeooo:paragraph-rsid="001b092c"/>
    </style:style>
    <style:style style:name="P18" style:family="paragraph" style:parent-style-name="Standard">
      <style:paragraph-properties fo:margin-left="0.407cm" fo:margin-right="0cm" fo:text-align="start" style:justify-single-word="false" fo:text-indent="0cm" style:auto-text-indent="false"/>
      <style:text-properties fo:font-size="14.8500003814697pt" officeooo:rsid="0013ad76" officeooo:paragraph-rsid="0013ad76" style:font-size-asian="13pt" style:font-size-complex="14.8500003814697pt"/>
    </style:style>
    <style:style style:name="P19" style:family="paragraph" style:parent-style-name="Standard">
      <style:paragraph-properties fo:margin-left="0.407cm" fo:margin-right="0cm" fo:text-align="start" style:justify-single-word="false" fo:text-indent="0cm" style:auto-text-indent="false"/>
      <style:text-properties fo:font-size="14.8500003814697pt" officeooo:rsid="0013ad76" officeooo:paragraph-rsid="0014462c" style:font-size-asian="13pt" style:font-size-complex="14.8500003814697pt"/>
    </style:style>
    <style:style style:name="P20" style:family="paragraph" style:parent-style-name="Standard">
      <style:paragraph-properties fo:margin-left="0.407cm" fo:margin-right="0cm" fo:text-align="start" style:justify-single-word="false" fo:text-indent="0cm" style:auto-text-indent="false"/>
      <style:text-properties fo:font-size="14.8500003814697pt" officeooo:rsid="0014462c" officeooo:paragraph-rsid="0014462c" style:font-size-asian="13pt" style:font-size-complex="14.8500003814697pt"/>
    </style:style>
    <style:style style:name="P21" style:family="paragraph" style:parent-style-name="Standard">
      <style:paragraph-properties fo:margin-left="0.407cm" fo:margin-right="0cm" fo:text-align="start" style:justify-single-word="false" fo:text-indent="0cm" style:auto-text-indent="false"/>
      <style:text-properties fo:font-size="14.8500003814697pt" officeooo:rsid="0014462c" officeooo:paragraph-rsid="00184494" style:font-size-asian="13pt" style:font-size-complex="14.8500003814697pt"/>
    </style:style>
    <style:style style:name="P22" style:family="paragraph" style:parent-style-name="Standard" style:master-page-name="">
      <style:paragraph-properties fo:margin-left="0.407cm" fo:margin-right="0cm" fo:text-align="start" style:justify-single-word="false" fo:text-indent="0cm" style:auto-text-indent="false" style:page-number="auto"/>
      <style:text-properties fo:font-size="14.8500003814697pt" officeooo:rsid="0013ad76" officeooo:paragraph-rsid="0014462c" style:font-size-asian="13pt" style:font-size-complex="14.8500003814697pt"/>
    </style:style>
    <style:style style:name="P23" style:family="paragraph" style:parent-style-name="Standard" style:master-page-name="">
      <style:paragraph-properties fo:margin-left="0.418cm" fo:margin-right="0cm" fo:text-align="start" style:justify-single-word="false" fo:text-indent="0cm" style:auto-text-indent="false" style:page-number="auto"/>
      <style:text-properties fo:font-size="14.8500003814697pt" officeooo:rsid="0013ad76" officeooo:paragraph-rsid="0019e66d" style:font-size-asian="13pt" style:font-size-complex="14.8500003814697pt"/>
    </style:style>
    <style:style style:name="P24" style:family="paragraph" style:parent-style-name="Standard">
      <style:paragraph-properties fo:margin-left="0.418cm" fo:margin-right="0cm" fo:text-align="start" style:justify-single-word="false" fo:text-indent="0cm" style:auto-text-indent="false"/>
      <style:text-properties fo:font-size="14.8500003814697pt" officeooo:rsid="0019e66d" officeooo:paragraph-rsid="0019e66d" style:font-size-asian="13pt" style:font-size-complex="14.8500003814697pt"/>
    </style:style>
    <style:style style:name="T1" style:family="text">
      <style:text-properties officeooo:rsid="0013ad76"/>
    </style:style>
    <style:style style:name="T2" style:family="text">
      <style:text-properties style:font-name-asian="Osaka"/>
    </style:style>
    <style:style style:name="T3" style:family="text">
      <style:text-properties fo:font-size="14.8500003814697pt" officeooo:rsid="0013ad76" style:font-size-asian="13pt" style:font-size-complex="14.8500003814697pt"/>
    </style:style>
    <style:style style:name="T4" style:family="text">
      <style:text-properties fo:font-size="14.8500003814697pt" officeooo:rsid="0014462c" style:font-size-asian="13pt" style:font-size-complex="14.8500003814697pt"/>
    </style:style>
    <style:style style:name="T5" style:family="text">
      <style:text-properties fo:font-size="17.1000003814697pt" style:font-size-asian="15pt" style:font-size-complex="17.1000003814697pt"/>
    </style:style>
    <style:style style:name="T6" style:family="text">
      <style:text-properties fo:font-size="10.5pt" style:font-size-asian="9.14999961853027pt" style:font-size-complex="10.5pt"/>
    </style:style>
    <style:style style:name="T7" style:family="text">
      <style:text-properties fo:font-size="10.5pt" officeooo:rsid="0014462c" style:font-size-asian="9.14999961853027pt" style:font-size-complex="10.5pt"/>
    </style:style>
    <style:style style:name="T8" style:family="text">
      <style:text-properties officeooo:rsid="00152542"/>
    </style:style>
    <style:style style:name="T9" style:family="text">
      <style:text-properties officeooo:rsid="00166472"/>
    </style:style>
    <style:style style:name="T10" style:family="text">
      <style:text-properties officeooo:rsid="0019e66d"/>
    </style:style>
    <style:style style:name="T11" style:family="text">
      <style:text-properties fo:font-size="12pt" style:font-size-asian="10.5pt" style:font-size-complex="12pt"/>
    </style:style>
    <style:style style:name="T12" style:family="text">
      <style:text-properties fo:font-size="12pt" officeooo:rsid="0019e66d" style:font-size-asian="10.5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77cm" fo:text-indent="-0.635cm" fo:margin-left="1.67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12cm" fo:text-indent="-0.635cm" fo:margin-left="2.31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47cm" fo:text-indent="-0.635cm" fo:margin-left="2.94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82cm" fo:text-indent="-0.635cm" fo:margin-left="3.58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17cm" fo:text-indent="-0.635cm" fo:margin-left="4.21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52cm" fo:text-indent="-0.635cm" fo:margin-left="4.85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87cm" fo:text-indent="-0.635cm" fo:margin-left="5.48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22cm" fo:text-indent="-0.635cm" fo:margin-left="6.12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57cm" fo:text-indent="-0.635cm" fo:margin-left="6.75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92cm" fo:text-indent="-0.635cm" fo:margin-left="7.39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77cm" fo:text-indent="-0.635cm" fo:margin-left="1.67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12cm" fo:text-indent="-0.635cm" fo:margin-left="2.31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47cm" fo:text-indent="-0.635cm" fo:margin-left="2.94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82cm" fo:text-indent="-0.635cm" fo:margin-left="3.58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17cm" fo:text-indent="-0.635cm" fo:margin-left="4.21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52cm" fo:text-indent="-0.635cm" fo:margin-left="4.85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87cm" fo:text-indent="-0.635cm" fo:margin-left="5.48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22cm" fo:text-indent="-0.635cm" fo:margin-left="6.12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57cm" fo:text-indent="-0.635cm" fo:margin-left="6.75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92cm" fo:text-indent="-0.635cm" fo:margin-left="7.39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88cm" fo:text-indent="-0.635cm" fo:margin-left="1.6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3cm" fo:text-indent="-0.635cm" fo:margin-left="2.3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58cm" fo:text-indent="-0.635cm" fo:margin-left="2.9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3cm" fo:text-indent="-0.635cm" fo:margin-left="3.5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28cm" fo:text-indent="-0.635cm" fo:margin-left="4.2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3cm" fo:text-indent="-0.635cm" fo:margin-left="4.8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98cm" fo:text-indent="-0.635cm" fo:margin-left="5.4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3cm" fo:text-indent="-0.635cm" fo:margin-left="6.1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68cm" fo:text-indent="-0.635cm" fo:margin-left="6.7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3cm" fo:text-indent="-0.635cm" fo:margin-left="7.403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88cm" fo:text-indent="-0.635cm" fo:margin-left="1.68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23cm" fo:text-indent="-0.635cm" fo:margin-left="2.32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58cm" fo:text-indent="-0.635cm" fo:margin-left="2.95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93cm" fo:text-indent="-0.635cm" fo:margin-left="3.59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28cm" fo:text-indent="-0.635cm" fo:margin-left="4.22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63cm" fo:text-indent="-0.635cm" fo:margin-left="4.86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98cm" fo:text-indent="-0.635cm" fo:margin-left="5.49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33cm" fo:text-indent="-0.635cm" fo:margin-left="6.13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68cm" fo:text-indent="-0.635cm" fo:margin-left="6.76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03cm" fo:text-indent="-0.635cm" fo:margin-left="7.403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88cm" fo:text-indent="-0.635cm" fo:margin-left="1.6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3cm" fo:text-indent="-0.635cm" fo:margin-left="2.3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58cm" fo:text-indent="-0.635cm" fo:margin-left="2.9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3cm" fo:text-indent="-0.635cm" fo:margin-left="3.5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28cm" fo:text-indent="-0.635cm" fo:margin-left="4.2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3cm" fo:text-indent="-0.635cm" fo:margin-left="4.8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98cm" fo:text-indent="-0.635cm" fo:margin-left="5.4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3cm" fo:text-indent="-0.635cm" fo:margin-left="6.1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68cm" fo:text-indent="-0.635cm" fo:margin-left="6.7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3cm" fo:text-indent="-0.635cm" fo:margin-left="7.403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88cm" fo:text-indent="-0.635cm" fo:margin-left="1.6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3cm" fo:text-indent="-0.635cm" fo:margin-left="2.3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58cm" fo:text-indent="-0.635cm" fo:margin-left="2.9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3cm" fo:text-indent="-0.635cm" fo:margin-left="3.5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28cm" fo:text-indent="-0.635cm" fo:margin-left="4.2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3cm" fo:text-indent="-0.635cm" fo:margin-left="4.8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98cm" fo:text-indent="-0.635cm" fo:margin-left="5.4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3cm" fo:text-indent="-0.635cm" fo:margin-left="6.1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68cm" fo:text-indent="-0.635cm" fo:margin-left="6.7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3cm" fo:text-indent="-0.635cm" fo:margin-left="7.403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88cm" fo:text-indent="-0.635cm" fo:margin-left="1.6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3cm" fo:text-indent="-0.635cm" fo:margin-left="2.3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58cm" fo:text-indent="-0.635cm" fo:margin-left="2.9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3cm" fo:text-indent="-0.635cm" fo:margin-left="3.5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28cm" fo:text-indent="-0.635cm" fo:margin-left="4.2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3cm" fo:text-indent="-0.635cm" fo:margin-left="4.8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98cm" fo:text-indent="-0.635cm" fo:margin-left="5.4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3cm" fo:text-indent="-0.635cm" fo:margin-left="6.1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68cm" fo:text-indent="-0.635cm" fo:margin-left="6.7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3cm" fo:text-indent="-0.635cm" fo:margin-left="7.403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内部設計書</text:p>
      <text:p text:style-name="P2"/>
      <text:p text:style-name="P2"/>
      <text:p text:style-name="P2"/>
      <text:p text:style-name="P2"/>
      <text:p text:style-name="P2"/>
      <text:p text:style-name="P3">第<text:span text:style-name="T1">1.0版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2014年６月６日</text:p>
      <text:p text:style-name="P4"/>
      <text:p text:style-name="P4">グループ13</text:p>
      <text:p text:style-name="P4"><text:soft-page-break/></text:p>
      <text:p text:style-name="P5"><text:span text:style-name="T1">１.開発環境</text:span></text:p>
      <text:p text:style-name="P5"><text:tab/></text:p>
      <text:list xml:id="list1678315057127470202" text:style-name="L2">
        <text:list-item>
          <text:p text:style-name="P8"><text:span text:style-name="T6">プログラミング言語<text:tab/><text:tab/></text:span><text:span text:style-name="T7">JavaScript</text:span></text:p>
        </text:list-item>
        <text:list-item>
          <text:p text:style-name="P8"><text:span text:style-name="T7">設計書作成ソフト<text:tab/><text:tab/>LibreOffice</text:span></text:p>
        </text:list-item>
        <text:list-item>
          <text:p text:style-name="P8"><text:span text:style-name="T7">バージョン管理<text:tab/><text:tab/><text:tab/>subversion（仮）</text:span></text:p>
        </text:list-item>
      </text:list>
      <text:p text:style-name="P5"><text:span text:style-name="T1"/></text:p>
      <text:p text:style-name="P5"><text:span text:style-name="T1">２.動作環境</text:span></text:p>
      <text:p text:style-name="P10"/>
      <text:list xml:id="list6416684916036259615" text:style-name="L5">
        <text:list-item>
          <text:p text:style-name="P11">OS<text:tab/><text:tab/><text:tab/><text:tab/>Mac OS X 10.9.3</text:p>
        </text:list-item>
        <text:list-item>
          <text:p text:style-name="P11">CPU<text:tab/><text:tab/><text:tab/><text:tab/>1.6GHz Intel Core i5</text:p>
        </text:list-item>
        <text:list-item>
          <text:p text:style-name="P11">メモリ<text:tab/><text:tab/><text:tab/><text:tab/>4GB 1333 MHz DDR3</text:p>
        </text:list-item>
        <text:list-item>
          <text:p text:style-name="P11">ハードディスク<text:tab/><text:tab/><text:span text:style-name="T8">Macintosh HD 120.47GB</text:span></text:p>
        </text:list-item>
      </text:list>
      <text:p text:style-name="P5"><text:span text:style-name="T1"/></text:p>
      <text:p text:style-name="P6"><text:span text:style-name="T1">３.クラス構成</text:span></text:p>
      <text:p text:style-name="P22">3.1　クラス<text:span text:style-name="T2">図</text:span></text:p>
      <text:p text:style-name="P19"/>
      <text:p text:style-name="P19">3.2　クラス仕様</text:p>
      <text:list xml:id="list4953178388379902850" text:style-name="L6">
        <text:list-item>
          <text:p text:style-name="P12">mainPeg</text:p>
        </text:list-item>
        <text:list-item>
          <text:p text:style-name="P12">ModelPeg</text:p>
          <text:list>
            <text:list-item>
              <text:p text:style-name="P12">データに対しての読み込み、保存</text:p>
            </text:list-item>
          </text:list>
        </text:list-item>
        <text:list-item>
          <text:p text:style-name="P12">ViewPeg</text:p>
          <text:list>
            <text:list-item>
              <text:p text:style-name="P12">ゲーム画面の表示</text:p>
            </text:list-item>
            <text:list-item>
              <text:p text:style-name="P12">操作に対しての<text:span text:style-name="T9">応答</text:span></text:p>
            </text:list-item>
          </text:list>
        </text:list-item>
        <text:list-item>
          <text:p text:style-name="P12">ControllerPeg</text:p>
          <text:list>
            <text:list-item>
              <text:p text:style-name="P12">ゲームウィンドウ内でのマウス入力の受け付け</text:p>
            </text:list-item>
          </text:list>
        </text:list-item>
      </text:list>
      <text:p text:style-name="P19"/>
      <text:p text:style-name="P21">3.3　クラスのインタフェース</text:p>
      <text:list xml:id="list182101291463916" text:continue-numbering="true" text:style-name="L6">
        <text:list-item>
          <text:p text:style-name="P13">mainPeg</text:p>
          <text:list>
            <text:list-item>
              <text:p text:style-name="P15">makeMenuBar:void</text:p>
              <text:list>
                <text:list-header>
                  <text:p text:style-name="P15">メニューバーの作成</text:p>
                </text:list-header>
              </text:list>
            </text:list-item>
          </text:list>
        </text:list-item>
        <text:list-item>
          <text:p text:style-name="P13">ModelPeg</text:p>
          <text:list>
            <text:list-item>
              <text:p text:style-name="P13"/>
            </text:list-item>
          </text:list>
        </text:list-item>
        <text:list-item>
          <text:p text:style-name="P13">ViewPeg</text:p>
        </text:list-item>
        <text:list-item>
          <text:p text:style-name="P13">ControllerPeg</text:p>
        </text:list-item>
      </text:list>
      <text:p text:style-name="P20"/>
      <text:p text:style-name="P19">3.4　クラスの動作</text:p>
      <text:p text:style-name="P19"/>
      <text:p text:style-name="P6"/>
      <text:p text:style-name="P6"/>
      <text:p text:style-name="P6"/>
      <text:p text:style-name="P6"/>
      <text:p text:style-name="P6"/>
      <text:p text:style-name="P7"><text:soft-page-break/><text:span text:style-name="T1">４.データの形式</text:span></text:p>
      <text:p text:style-name="P23"><text:span text:style-name="T10">4.1　保存すべき情報</text:span></text:p>
      <text:list xml:id="list7177015165817635069" text:style-name="L10">
        <text:list-item>
          <text:p text:style-name="P9"><text:span text:style-name="T12">新しく作成した盤（ペグの配置）</text:span></text:p>
        </text:list-item>
      </text:list>
      <text:p text:style-name="P24">4.2　ファイルの形式</text:p>
      <text:list xml:id="list34803633271956217" text:style-name="L12">
        <text:list-item>
          <text:p text:style-name="P16"><text:span text:style-name="T12">t</text:span><text:span text:style-name="T11">xtファイル</text:span></text:p>
        </text:list-item>
      </text:list>
      <text:p text:style-name="P24">4.3　読み書きの方法</text:p>
      <text:list xml:id="list835452359409628717" text:style-name="L11">
        <text:list-item>
          <text:p text:style-name="P17"><text:span text:style-name="T12">T</text:span><text:span text:style-name="T11">NTN</text:span></text:p>
        </text:list-item>
      </text:list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Osaka" svg:font-family="Osak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6T14:59:03.324918000</meta:creation-date>
    <dc:date>2014-06-06T18:21:00.700510000</dc:date>
    <meta:editing-duration>PT2H51M25S</meta:editing-duration>
    <meta:editing-cycles>2</meta:editing-cycles>
    <meta:generator>LibreOffice/4.1.2.3$MacOSX_x86 LibreOffice_project/40b2d7fde7e8d2d7bc5a449dc65df4d08a7dd38</meta:generator>
    <meta:document-statistic meta:table-count="0" meta:image-count="0" meta:object-count="0" meta:page-count="3" meta:paragraph-count="41" meta:word-count="274" meta:character-count="494" meta:non-whitespace-character-count="454"/>
  </office:meta>
</office:document-meta>
</file>